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end" style:justify-single-word="false" fo:orphans="0" fo:widows="0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end" style:justify-single-word="false" fo:orphans="0" fo:widows="0"/>
    </style:style>
    <style:style style:name="P6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498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</style:style>
    <style:style style:name="P10" style:family="paragraph" style:parent-style-name="Heading_20_1">
      <style:paragraph-properties fo:margin-top="0cm" fo:margin-bottom="0cm" style:contextual-spacing="false" fo:break-before="page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officeooo:paragraph-rsid="0016c9aa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fo:font-size="20pt" fo:font-weight="normal" officeooo:rsid="0007aeb1" officeooo:paragraph-rsid="0007aeb1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07aeb1" officeooo:paragraph-rsid="0007aeb1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7aeb1" style:font-size-asian="12pt" style:font-weight-asian="normal" style:font-size-complex="12pt" style:font-weight-complex="normal"/>
    </style:style>
    <style:style style:name="P17" style:family="paragraph" style:parent-style-name="Heading_20_1">
      <style:text-properties officeooo:rsid="0007aeb1" officeooo:paragraph-rsid="0007aeb1"/>
    </style:style>
    <style:style style:name="P18" style:family="paragraph" style:parent-style-name="Standard">
      <style:text-properties officeooo:paragraph-rsid="0007aeb1"/>
    </style:style>
    <style:style style:name="P19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fo:font-size="16pt" fo:font-weight="bold" officeooo:rsid="0016c9aa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 fo:font-size="16pt" officeooo:rsid="0006ea32" style:font-size-asian="16pt" style:font-size-complex="16pt"/>
    </style:style>
    <style:style style:name="T8" style:family="text">
      <style:text-properties fo:color="#000000" loext:opacity="100%" fo:font-size="16pt" officeooo:rsid="0016c9aa" style:font-size-asian="16pt" style:font-size-complex="16pt"/>
    </style:style>
    <style:style style:name="T9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officeooo:rsid="0010299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2"><text:span text:style-name="T2">«Национальный исследовательский университет ИТМО»</text:span></text:p>
      <text:p text:style-name="Standard"/>
      <text:p text:style-name="P2" loext:marker-style-name="T2"><text:span text:style-name="T2">ФАКУЛЬТЕТ ПРОГРАММНОЙ ИНЖЕНЕРИИ И КОМПЬЮТЕРНОЙ ТЕХНИКИ</text:span></text:p>
      <text:p text:style-name="Standard"/>
      <text:p text:style-name="Standard"/>
      <text:p text:style-name="P2" loext:marker-style-name="T3"><text:span text:style-name="T3">ЛАБОРАТОРНАЯ РАБОТА №</text:span><text:span text:style-name="T4">6</text:span></text:p>
      <text:p text:style-name="P2" loext:marker-style-name="T3"><text:span text:style-name="T3">Работа с системой</text:span></text:p>
      <text:p text:style-name="P2" loext:marker-style-name="T3"><text:span text:style-name="T3">компьютерной вёрстки T</text:span><text:span text:style-name="T4">e</text:span><text:span text:style-name="T3">X</text:span></text:p>
      <text:p text:style-name="P2" loext:marker-style-name="T5"><text:span text:style-name="T5">Вариант </text:span><text:span text:style-name="T6">№</text:span><text:span text:style-name="T7"> </text:span><text:span text:style-name="T8">7</text:span></text:p>
      <text:p text:style-name="P3" loext:marker-style-name="T5"/>
      <text:p text:style-name="P3" loext:marker-style-name="T5"/>
      <text:p text:style-name="P3" loext:marker-style-name="T5"/>
      <text:p text:style-name="P4"><text:span text:style-name="T5">Выполнил:</text:span></text:p>
      <text:p text:style-name="P5" loext:marker-style-name="T5"><text:span text:style-name="T5">Девятых Павел </text:span></text:p>
      <text:p text:style-name="P5" loext:marker-style-name="T5"><text:span text:style-name="T5">Леонидович</text:span></text:p>
      <text:p text:style-name="P5" loext:marker-style-name="T5"><text:span text:style-name="T5">Группа №</text:span><text:span text:style-name="T9">P</text:span><text:span text:style-name="T5">3110</text:span></text:p>
      <text:p text:style-name="P4"><text:span text:style-name="T5">Проверил:</text:span></text:p>
      <text:p text:style-name="P5" loext:marker-style-name="T5"><text:span text:style-name="T5">Рыбаков Степан</text:span></text:p>
      <text:p text:style-name="P5" loext:marker-style-name="T5"><text:span text:style-name="T5">Дмитриевич</text:span></text:p>
      <text:p text:style-name="P5" loext:marker-style-name="T5"><text:span text:style-name="T5">Преподаватель практики</text:span></text:p>
      <text:p text:style-name="P6" loext:marker-style-name="T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0388_3291592488" text:style-name="Index_20_Link" text:visited-style-name="Index_20_Link"><text:s/>Задание<text:tab/>3</text:a></text:p>
          <text:p text:style-name="P8"><text:a xlink:type="simple" xlink:href="#__RefHeading___Toc10390_3291592488" text:style-name="Index_20_Link" text:visited-style-name="Index_20_Link">Основные этапы вычисления<text:tab/>5</text:a></text:p>
          <text:p text:style-name="P8"><text:a xlink:type="simple" xlink:href="#__RefHeading___Toc10979_3291592488" text:style-name="Index_20_Link" text:visited-style-name="Index_20_Link">Обязательное задание:<text:tab/>7</text:a></text:p>
          <text:p text:style-name="P8"><text:a xlink:type="simple" xlink:href="#__RefHeading___Toc877_2415710522" text:style-name="Index_20_Link" text:visited-style-name="Index_20_Link">Дополнительное задание 1:<text:tab/>8</text:a></text:p>
          <text:p text:style-name="P8"><text:a xlink:type="simple" xlink:href="#__RefHeading___Toc879_2415710522" text:style-name="Index_20_Link" text:visited-style-name="Index_20_Link">Дополнительное задание 2:<text:tab/>8</text:a></text:p>
          <text:p text:style-name="P8"><text:a xlink:type="simple" xlink:href="#__RefHeading___Toc881_2415710522" text:style-name="Index_20_Link" text:visited-style-name="Index_20_Link">Дополнительное задание 3:<text:tab/>9</text:a></text:p>
          <text:p text:style-name="P8"><text:a xlink:type="simple" xlink:href="#__RefHeading___Toc883_2415710522" text:style-name="Index_20_Link" text:visited-style-name="Index_20_Link">Дополнительное задание 4:<text:tab/>9</text:a></text:p>
          <text:p text:style-name="P8"><text:a xlink:type="simple" xlink:href="#__RefHeading___Toc881_2415710522%20%D0%9A%D0%BE%D0%BF%D0%B8%D1%8F%201" text:style-name="Index_20_Link" text:visited-style-name="Index_20_Link">Дополнительное задание 5:<text:tab/>9</text:a></text:p>
          <text:p text:style-name="P8"><text:a xlink:type="simple" xlink:href="#__RefHeading___Toc10394_3291592488" text:style-name="Index_20_Link" text:visited-style-name="Index_20_Link">Заключение<text:tab/>11</text:a></text:p>
          <text:p text:style-name="P8"><text:a xlink:type="simple" xlink:href="#__RefHeading___Toc10396_3291592488" text:style-name="Index_20_Link" text:visited-style-name="Index_20_Link">Список использованных источников<text:tab/>12</text:a></text:p>
        </text:index-body>
      </text:table-of-content>
      <text:p text:style-name="P9"/>
      <text:h text:style-name="P10" text:outline-level="1"><text:bookmark-start text:name="__RefHeading___Toc10388_3291592488"/><text:s/><text:bookmark-start text:name="_Toc179195352"/>Задание<text:bookmark-end text:name="__RefHeading___Toc10388_3291592488"/><text:bookmark-end text:name="_Toc179195352"/></text:h>
      <text:p text:style-name="P11">Обязательное задание (&lt;=75%)</text:p>
      <text:p text:style-name="P11">Сверстать страницу, максимально похожую на выбранную страницу из журнала</text:p>
      <text:p text:style-name="P11">«Квант».</text:p>
      <text:p text:style-name="P11">Необязательное задание №1 (+10%)</text:p>
      <text:p text:style-name="P11">Выполнение данного задания позволяет получить до 10 дополнительных процентов</text:p>
      <text:p text:style-name="P11">от максимального числа баллов БаРС за данную лабораторную.</text:p>
      <text:p text:style-name="P12">50</text:p>
      <text:p text:style-name="P12">1. Сверстать титульный лист.</text:p>
      <text:p text:style-name="P11">2. Создать файл main.tex, в котором будет содержаться преамбула и ссылки на 2</text:p>
      <text:p text:style-name="P11">документа: титульный лист и статью (ссылки создаются с помощью команды</text:p>
      <text:p text:style-name="P11">\input).</text:p>
      <text:h text:style-name="P13" text:outline-level="1"/>
      <text:h text:style-name="P14" text:outline-level="1"><text:bookmark-start text:name="__RefHeading___Toc10979_3291592488"/>Обязательное задание:<text:bookmark-end text:name="__RefHeading___Toc10979_3291592488"/></text:h>
      <text:p text:style-name="P15"/>
      <text:p text:style-name="P16"/>
      <text:h text:style-name="P17" text:outline-level="1"><text:bookmark-start text:name="__RefHeading___Toc877_2415710522"/>Дополнительное задание 1:<text:bookmark-end text:name="__RefHeading___Toc877_2415710522"/></text:h>
      <text:p text:style-name="P18"><text:span text:style-name="T10"/></text:p>
      <text:h text:style-name="P10" text:outline-level="1"><text:bookmark-start text:name="_Toc179195362"/><text:bookmark-start text:name="__RefHeading___Toc10394_3291592488"/>Заключение<text:bookmark-end text:name="_Toc179195362"/><text:bookmark-end text:name="__RefHeading___Toc10394_3291592488"/></text:h>
      <text:p text:style-name="Standard">Во время выполнения лабораторной работы я <text:span text:style-name="T11">познакомился с разными форматами файлов. Узнал о существовании формальных грамматик. Написал парсер <text:s/>конвертирующий json-формат в yaml. Осознал насколько тяжелый труд использовать формальные грамматики.</text:span></text:p>
      <text:p text:style-name="Standard"/>
      <text:p text:style-name="P19"/>
      <text:h text:style-name="P10" text:outline-level="1"><text:bookmark-start text:name="_Toc179195363"/><text:bookmark-start text:name="__RefHeading___Toc10396_3291592488"/>Список использованных источников<text:bookmark-end text:name="_Toc179195363"/><text:bookmark-end text:name="__RefHeading___Toc10396_3291592488"/></text:h>
      <text:p text:style-name="Standard">1.<text:tab/>Казарин, Лев Сергеевич. Введение в теорию кодирования, сжатия и восстановления информации : учебно-методическое пособие: Яросл. гос. ун-т им. П. Г. Демидова. – Ярославль : ЯрГУ, 2020. – 112 с.</text:p>
      <text:p text:style-name="Standard">2.<text:tab/>Основы цифровой радиосвязи. Помехоустойчивое кодирование: метод. указания / сост. Д. В. Пьянзин. – Саранск : Изд-во Мордов. ун-та, 2009. – 16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.053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5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73</meta:editing-cycles>
    <meta:creation-date>2024-09-25T16:11:00</meta:creation-date>
    <dc:date>2024-11-25T02:22:02.500697857</dc:date>
    <meta:editing-duration>PT8H15M12S</meta:editing-duration>
    <meta:generator>LibreOffice/24.8.3.2$Linux_X86_64 LibreOffice_project/e14c9fdd1f585efcbb2c5363087a99d20928d522</meta:generator>
    <meta:print-date>2024-11-17T06:31:10.851081045</meta:print-date>
    <meta:printed-by>Файлы PDF</meta:printed-by>
    <meta:document-statistic meta:table-count="0" meta:image-count="0" meta:object-count="0" meta:page-count="6" meta:paragraph-count="47" meta:word-count="231" meta:character-count="1778" meta:non-whitespace-character-count="1586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